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image/png" manifest:full-path="Pictures/10000201000000A6000000A6A1ADA3A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ff99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ccff99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ccff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ccff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ccff99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694in" style:rel-column-width="1108*"/>
    </style:style>
    <style:style style:name="Table6.B" style:family="table-column">
      <style:table-column-properties style:column-width="5.9236in" style:rel-column-width="8530*"/>
    </style:style>
    <style:style style:name="Table6.A1" style:family="table-cell">
      <style:table-cell-properties style:vertical-align=""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7694in" style:rel-column-width="1108*"/>
    </style:style>
    <style:style style:name="Table7.B" style:family="table-column">
      <style:table-column-properties style:column-width="5.9236in" style:rel-column-width="8530*"/>
    </style:style>
    <style:style style:name="Table7.A1" style:family="table-cell">
      <style:table-cell-properties style:vertical-align="" fo:padding="0.0382in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9" style:family="paragraph" style:parent-style-name="Standard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0" style:family="paragraph" style:parent-style-name="Standard">
      <style:text-properties style:font-name="Monaco" fo:font-weight="bold" style:font-weight-asian="bold" style:font-weight-complex="bold"/>
    </style:style>
    <style:style style:name="P11" style:family="paragraph" style:parent-style-name="Standard">
      <style:text-properties style:font-name="Monaco" fo:font-size="9pt" style:font-name-asian="Monaco" style:font-size-asian="9pt" style:font-name-complex="Monaco" style:font-size-complex="9pt"/>
    </style:style>
    <style:style style:name="P12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3" style:family="paragraph" style:parent-style-name="Standard">
      <style:text-properties fo:color="#3f7f5f" style:font-name="Monaco" fo:font-size="9pt" style:font-name-asian="Monaco" style:font-size-asian="9pt" style:font-name-complex="Monaco" style:font-size-complex="9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size-asian="9pt" style:font-size-complex="9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19" style:family="paragraph" style:parent-style-name="Standard">
      <style:paragraph-properties fo:break-before="page"/>
      <style:text-properties style:font-name="Arial"/>
    </style:style>
    <style:style style:name="P20" style:family="paragraph" style:parent-style-name="Standard">
      <style:text-properties style:font-name="Arial"/>
    </style:style>
    <style:style style:name="P21" style:family="paragraph" style:parent-style-name="Standard" style:list-style-name="L1">
      <style:text-properties style:font-name="Arial"/>
    </style:style>
    <style:style style:name="P22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style:font-name="Arial"/>
    </style:style>
    <style:style style:name="P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Heading_20_2"/>
    <style:style style:name="P30" style:family="paragraph" style:parent-style-name="CodeStyle">
      <style:paragraph-properties>
        <style:tab-stops>
          <style:tab-stop style:position="0.9016in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00000" style:font-name="Arial" fo:font-size="12pt" style:font-name-asian="Monaco" style:font-size-asian="12pt" style:font-name-complex="Monaco" style:font-size-complex="12pt"/>
    </style:style>
    <style:style style:name="T5" style:family="text">
      <style:text-properties fo:color="#000000" fo:font-size="11pt" style:font-name-asian="Monaco" style:font-size-asian="11pt" style:font-name-complex="Monaco" style:font-size-complex="11pt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style:font-name-asian="Monaco" style:font-name-complex="Monaco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2a00ff"/>
    </style:style>
    <style:style style:name="T10" style:family="text">
      <style:text-properties fo:color="#2a00ff" style:text-underline-style="none"/>
    </style:style>
    <style:style style:name="T11" style:family="text">
      <style:text-properties fo:color="#7f0055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fo:font-weight="bold" style:font-name-asian="Monaco" style:font-weight-asian="bold" style:font-name-complex="Monaco" style:font-weight-complex="bold"/>
    </style:style>
    <style:style style:name="T14" style:family="text">
      <style:text-properties fo:color="#7f0055" fo:font-size="11pt" style:font-name-asian="Monaco" style:font-size-asian="11pt" style:font-name-complex="Monaco" style:font-size-complex="11pt"/>
    </style:style>
    <style:style style:name="T15" style:family="text">
      <style:text-properties fo:color="#3f7f5f"/>
    </style:style>
    <style:style style:name="T16" style:family="text">
      <style:text-properties fo:color="#3f7f5f" style:font-name="Monaco1" style:font-name-asian="Monaco" style:font-name-complex="Monaco"/>
    </style:style>
    <style:style style:name="T17" style:family="text">
      <style:text-properties style:text-underline-style="none"/>
    </style:style>
    <style:style style:name="T18" style:family="text">
      <style:text-properties style:font-name="Arial"/>
    </style:style>
    <style:style style:name="T19" style:family="text">
      <style:text-properties style:font-name="Courier New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DTools</text:p>
      <text:p text:style-name="P5"/>
      <text:p text:style-name="P5">User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atjaž Cerkvenik</text:p>
      <text:p text:style-name="P7">2015</text:p>
      <text:p text:style-name="P1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5">1.DTools features<text:tab/>3</text:p>
          <text:p text:style-name="P25">2.Installation<text:tab/>4</text:p>
          <text:p text:style-name="P28">2.1Prerequirements<text:tab/>4</text:p>
          <text:p text:style-name="P28">2.2Installation<text:tab/>4</text:p>
          <text:p text:style-name="P28">2.3Start DTools<text:tab/>4</text:p>
          <text:p text:style-name="P28">2.4Stop<text:tab/>4</text:p>
          <text:p text:style-name="P28">2.5Update<text:tab/>5</text:p>
          <text:p text:style-name="P28">2.6Manual upgrade<text:tab/>5</text:p>
          <text:p text:style-name="P28">2.7Uninstall<text:tab/>6</text:p>
          <text:p text:style-name="P25">3.Functionality<text:tab/>7</text:p>
          <text:p text:style-name="P28">3.1Home view<text:tab/>7</text:p>
          <text:p text:style-name="P28">3.2Network overview<text:tab/>7</text:p>
          <text:p text:style-name="P28">3.3SSH clients<text:tab/>7</text:p>
          <text:p text:style-name="P28">3.4FTP clients<text:tab/>7</text:p>
          <text:p text:style-name="P28">3.5SNMP Simulator<text:tab/>7</text:p>
          <text:p text:style-name="P31">3.5.1SNMP Manager<text:tab/>7</text:p>
          <text:p text:style-name="P31">3.5.2SNMP Agents<text:tab/>7</text:p>
          <text:p text:style-name="P25">4.Javascript trap processing API<text:tab/>8</text:p>
          <text:p text:style-name="P28">4.1Trap parameters<text:tab/>8</text:p>
          <text:p text:style-name="P28">4.2Trap rules<text:tab/>10</text:p>
          <text:p text:style-name="P25">5.Troubleshooting<text:tab/>12</text:p>
        </text:index-body>
      </text:table-of-content>
      <text:p text:style-name="P1"/>
      <text:p text:style-name="P1"/>
      <text:p text:style-name="P1"/>
      <text:p text:style-name="P1"/>
      <text:h text:style-name="P26" text:outline-level="1">DTools features</text:h>
      <text:p text:style-name="P1"/>
      <text:p text:style-name="P1"/>
      <text:p text:style-name="P1">DTools provides the following features:</text:p>
      <text:list xml:id="list2395697915322328945" text:style-name="L1">
        <text:list-item>
          <text:p text:style-name="P21">Home: show favorite servers, SSH and FTP clients and saved SSH sessions</text:p>
        </text:list-item>
        <text:list-item>
          <text:p text:style-name="P21">Network: add new server and view configured servers; ICMP ping</text:p>
        </text:list-item>
        <text:list-item>
          <text:p text:style-name="P21">SSH: create SSH clients and save common commands</text:p>
        </text:list-item>
        <text:list-item>
          <text:p text:style-name="P21">FTP: create FTP clients and configure common files to download/upolad</text:p>
        </text:list-item>
        <text:list-item>
          <text:p text:style-name="P21">SNMP client: GET commands</text:p>
        </text:list-item>
        <text:list-item>
          <text:p text:style-name="P21">SNMP agent: send SNMP traps</text:p>
        </text:list-item>
        <text:list-item>
          <text:p text:style-name="P21">Trap Receiver: receive SNMP traps</text:p>
        </text:list-item>
        <text:list-item>
          <text:p text:style-name="P21">Todo list: create custom todo notes with deadlines</text:p>
        </text:list-item>
        <text:list-item>
          <text:p text:style-name="P21">Notes: create simple notes</text:p>
        </text:list-item>
      </text:list>
      <text:p text:style-name="P1"/>
      <text:p text:style-name="P1"/>
      <text:p text:style-name="P1"/>
      <text:p text:style-name="P1"/>
      <text:h text:style-name="P27" text:outline-level="1">Installation</text:h>
      <text:h text:style-name="Heading_20_2" text:outline-level="2" text:restart-numbering="true" text:start-value="-1">Prerequirements</text:h>
      <text:p text:style-name="Standard"><text:span text:style-name="T1">Java 6 or higher </text:span><text:span text:style-name="T1">is required to run DTools.</text:span></text:p>
      <text:p text:style-name="P1"/>
      <text:p text:style-name="P1"/>
      <text:h text:style-name="Heading_20_2" text:outline-level="2">Installation</text:h>
      <text:p text:style-name="P1">DTools come as gz.tar package. First unzip then untar. 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4">Linux</text:p>
          </table:table-cell>
          <table:table-cell table:style-name="Table2.B1" office:value-type="string">
            <text:p text:style-name="P24">Windows</text:p>
          </table:table-cell>
        </table:table-row>
        <table:table-row>
          <table:table-cell table:style-name="Table2.A2" office:value-type="string">
            <text:p text:style-name="Table_20_Contents"/>
            <text:p text:style-name="CodeStyle">$ gunzip DTools-x.y.z.tar.gz</text:p>
            <text:p text:style-name="CodeStyle">$ tar -xvf DTools-x.y.z.tar</text:p>
            <text:p text:style-name="P1"/>
            <text:p text:style-name="P1">or shorter:</text:p>
            <text:p text:style-name="P1"/>
            <text:p text:style-name="CodeStyle">$ tar zxf DTools-x.y.z.tar.gz</text:p>
            <text:p text:style-name="Table_20_Contents"/>
          </table:table-cell>
          <table:table-cell table:style-name="Table2.B2" office:value-type="string">
            <text:p text:style-name="P1"/>
            <text:p text:style-name="P1"/>
            <text:p text:style-name="P1"/>
            <text:p text:style-name="P1">Use cenventional tool for unziping</text:p>
          </table:table-cell>
        </table:table-row>
      </table:table>
      <text:p text:style-name="P1"/>
      <text:p text:style-name="P1"/>
      <text:h text:style-name="Heading_20_2" text:outline-level="2">Start DTools</text:h>
      <text:p text:style-name="P1">Start DTools server</text:p>
      <text:p text:style-name="P1"/>
      <text:p text:style-name="P1">Linux users: before starting make sure that all .sh files have executable permissions:</text:p>
      <text:p text:style-name="P1"/>
      <text:p text:style-name="CodeStyle">$ chmod a+x *.sh</text:p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4">Linux</text:p>
          </table:table-cell>
          <table:table-cell table:style-name="Table3.B1" office:value-type="string">
            <text:p text:style-name="P24">Windows</text:p>
          </table:table-cell>
        </table:table-row>
        <table:table-row>
          <table:table-cell table:style-name="Table3.A2" office:value-type="string">
            <text:p text:style-name="Table_20_Contents"/>
            <text:p text:style-name="CodeStyle">$ ./start.sh</text:p>
            <text:p text:style-name="CodeStyle"/>
          </table:table-cell>
          <table:table-cell table:style-name="Table3.B2" office:value-type="string">
            <text:p text:style-name="P1"/>
            <text:p text:style-name="P1">Double click start.bat</text:p>
          </table:table-cell>
        </table:table-row>
      </table:table>
      <text:p text:style-name="P1"/>
      <text:p text:style-name="P1"/>
      <text:p text:style-name="Standard"><text:span text:style-name="T1">Open web browser and point to url: </text:span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h text:style-name="Heading_20_2" text:outline-level="2">Stop</text:h>
      <text:p text:style-name="P1">Stopping DTools server</text:p>
      <text:p text:style-name="P1"/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4">Linux</text:p>
          </table:table-cell>
          <table:table-cell table:style-name="Table4.B1" office:value-type="string">
            <text:p text:style-name="P24">Windows</text:p>
          </table:table-cell>
        </table:table-row>
        <table:table-row>
          <table:table-cell table:style-name="Table4.A2" office:value-type="string">
            <text:p text:style-name="Table_20_Contents"/>
            <text:p text:style-name="CodeStyle">$ ./stop.sh</text:p>
            <text:p text:style-name="CodeStyle"/>
          </table:table-cell>
          <table:table-cell table:style-name="Table4.B2" office:value-type="string">
            <text:p text:style-name="P1"/>
            <text:p text:style-name="P1">Double click stop.bat</text:p>
          </table:table-cell>
        </table:table-row>
      </table:table>
      <text:p text:style-name="P1"><text:soft-page-break/></text:p>
      <text:p text:style-name="P1"/>
      <text:h text:style-name="Heading_20_2" text:outline-level="2">Updat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r application!</text:p>
          </table:table-cell>
        </table:table-row>
      </table:table>
      <text:p text:style-name="P1"/>
      <text:p text:style-name="P1"/>
      <text:p text:style-name="P1">Start updater application</text:p>
      <text:p text:style-name="P1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4">Linux</text:p>
          </table:table-cell>
          <table:table-cell table:style-name="Table5.B1" office:value-type="string">
            <text:p text:style-name="P24">Windows</text:p>
          </table:table-cell>
        </table:table-row>
        <table:table-row>
          <table:table-cell table:style-name="Table5.A2" office:value-type="string">
            <text:p text:style-name="Table_20_Contents"/>
            <text:p text:style-name="CodeStyle">$ ./update.sh</text:p>
            <text:p text:style-name="CodeStyle"/>
          </table:table-cell>
          <table:table-cell table:style-name="Table5.B2" office:value-type="string">
            <text:p text:style-name="P1"/>
            <text:p text:style-name="P1">Double click update.bat</text:p>
          </table:table-cell>
        </table:table-row>
      </table:table>
      <text:p text:style-name="P1"/>
      <text:p text:style-name="P1"/>
      <text:p text:style-name="P1">Updater checks installed version of Dtools with version on server. If version on server is higher the user is prompted to continue with installation</text:p>
      <text:p text:style-name="P1"/>
      <text:p text:style-name="CodeStyle">[root@localhost bin]# ./update.sh </text:p>
      <text:p text:style-name="CodeStyle">DTOOLS_HOME=/opt/DTools-0.3.0</text:p>
      <text:p text:style-name="CodeStyle">Current version: 0.3.0</text:p>
      <text:p text:style-name="CodeStyle">Last version: 1.2.3</text:p>
      <text:p text:style-name="CodeStyle">Do you want to upgrade now? [y/n]: </text:p>
      <text:p text:style-name="P1"/>
      <text:p text:style-name="P1">To proceed with installation choose y, otherwise choose n to exit the updater.</text:p>
      <text:p text:style-name="P1"/>
      <text:p text:style-name="P1"/>
      <text:p text:style-name="P1">Updater will undeploy installed Dtools application, clean Apache Tomcat's work directory, backup documentation and configuration to repository and install new application with documentation. Config directory remains untouched.</text:p>
      <text:p text:style-name="P1"/>
      <text:p text:style-name="P1"/>
      <text:p text:style-name="P1">If update application is run from command line, the following arguments could be used:</text:p>
      <text:p text:style-name="P1"/>
      <text:p text:style-name="P30">-h<text:tab/>show help</text:p>
      <text:p text:style-name="P30">-c<text:tab/>check for last version on the server</text:p>
      <text:p text:style-name="P30">-m<text:tab/>md5 checksum of DTools.war</text:p>
      <text:p text:style-name="P30">-d<text:tab/>turn on debug mode</text:p>
      <text:p text:style-name="P30">-r x.y.z<text:tab/>restore selected version from repository</text:p>
      <text:p text:style-name="P30">-s<text:tab/>show repository</text:p>
      <text:p text:style-name="P1"/>
      <text:p text:style-name="P1"/>
      <text:h text:style-name="Heading_20_2" text:outline-level="2">Manual upgrade</text:h>
      <text:p text:style-name="P1">Download new version of Dtools and copy config directory from old version to new version to preserve existing configuration files and license.</text:p>
      <text:p text:style-name="P1"/>
      <text:h text:style-name="Heading_20_2" text:outline-level="2"><text:soft-page-break/>Uninstall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1" draw:name="graphics2" text:anchor-type="paragraph" svg:x="0in" svg:y="0in" svg:width="0.3035in" svg:height="0.3035in" draw:z-index="1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7.A1" office:value-type="string">
            <text:p text:style-name="P1">Server must be stopped before uninstalling!</text:p>
          </table:table-cell>
        </table:table-row>
      </table:table>
      <text:p text:style-name="P1"/>
      <text:p text:style-name="P1">Remove DTools-x.y.z directory.</text:p>
      <text:p text:style-name="P1"/>
      <text:p text:style-name="P1"/>
      <text:p text:style-name="P1"/>
      <text:p text:style-name="P1"/>
      <text:p text:style-name="P1"/>
      <text:h text:style-name="P26" text:outline-level="1">Functionality</text:h>
      <text:p text:style-name="P1"/>
      <text:h text:style-name="Heading_20_2" text:outline-level="2">Home view</text:h>
      <text:p text:style-name="P1">asda</text:p>
      <text:p text:style-name="P1"/>
      <text:h text:style-name="Heading_20_2" text:outline-level="2">Network overview</text:h>
      <text:p text:style-name="P1">adasdad</text:p>
      <text:p text:style-name="P1"/>
      <text:h text:style-name="Heading_20_2" text:outline-level="2">SSH clients</text:h>
      <text:p text:style-name="P1">asd</text:p>
      <text:p text:style-name="P1"/>
      <text:h text:style-name="Heading_20_2" text:outline-level="2">FTP clients</text:h>
      <text:p text:style-name="P1">adsdf</text:p>
      <text:p text:style-name="P1"/>
      <text:h text:style-name="Heading_20_2" text:outline-level="2">SNMP Simulator</text:h>
      <text:p text:style-name="P1">adssd</text:p>
      <text:p text:style-name="P1"/>
      <text:h text:style-name="Heading_20_3" text:outline-level="3">SNMP Manager</text:h>
      <text:p text:style-name="P1">aksd</text:p>
      <text:p text:style-name="P1"/>
      <text:h text:style-name="Heading_20_3" text:outline-level="3">SNMP Agents</text:h>
      <text:p text:style-name="P1">kjash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7" text:outline-level="1">Javascript trap processing API</text:h>
      <text:p text:style-name="P1">Javascript trap API is used in post-processing of received trap notifications. Rules for post-processing are written in javascript file</text:p>
      <text:p text:style-name="P1"/>
      <text:p text:style-name="P1">In dtools.properties set the rules file:</text:p>
      <text:p text:style-name="P8"><text:span text:style-name="T2">snmp.rules.file=</text:span><text:span text:style-name="T10">config/users/default/snmp</text:span><text:span text:style-name="T9">/trap-rules.js</text:span></text:p>
      <text:p text:style-name="P1"/>
      <text:p text:style-name="P1">The rules file must comply with JavaScript syntax and must contain a function <text:span text:style-name="T3">processTrap(trap)</text:span><text:span text:style-name="T4"> which processes the trap data. The function is called on every received trap. The function must return an object trap.</text:span></text:p>
      <text:p text:style-name="P1"/>
      <text:p text:style-name="P1"/>
      <text:h text:style-name="Heading_20_2" text:outline-level="2">Trap parameters</text:h>
      <text:p text:style-name="P1">Input argument of <text:span text:style-name="T3">processTrap(trap)</text:span> method is <text:span text:style-name="T19">trap</text:span> object, which provides access to all parameters of the trap. </text:p>
      <text:p text:style-name="P1">Variables marked with * are automatically set by trap receiver, before processing in javascript. All values can be chanded in javascript processing.</text:p>
      <text:p text:style-name="P1"/>
      <text:p text:style-name="P1"/>
      <text:p text:style-name="P9"><text:span text:style-name="T11">int</text:span><text:span text:style-name="T2"> no *</text:span></text:p>
      <text:p text:style-name="P1">Sequence number of trap.</text:p>
      <text:p text:style-name="P1"/>
      <text:p text:style-name="P12">String uid *</text:p>
      <text:p text:style-name="P1">Unique ID of trap.</text:p>
      <text:p text:style-name="P1"/>
      <text:p text:style-name="P12">String trapReceiverName *</text:p>
      <text:p text:style-name="P1">Name of SNMP manager that received the trap.</text:p>
      <text:p text:style-name="P1"/>
      <text:p text:style-name="P12">String peerAddress *</text:p>
      <text:p text:style-name="P1">Sender address (format: IP/port)</text:p>
      <text:p text:style-name="P1"/>
      <text:p text:style-name="P12">String peerIp *</text:p>
      <text:p text:style-name="P1">Sender IP address</text:p>
      <text:p text:style-name="P1"/>
      <text:p text:style-name="P12">String peerHostname *</text:p>
      <text:p text:style-name="P1">Resolved hostname of sender. If hostname cannot be resolved, IP address is returned.</text:p>
      <text:p text:style-name="P1"/>
      <text:p text:style-name="P12">String nodeName</text:p>
      <text:p text:style-name="P1">Name of node that sent the trap.</text:p>
      <text:p text:style-name="P1"/>
      <text:p text:style-name="P12">String trapName</text:p>
      <text:p text:style-name="P1">Name of trap (as defined in MIB). It could be any custom name (eg. linkDown).</text:p>
      <text:p text:style-name="P1"/>
      <text:p text:style-name="P12">String name</text:p>
      <text:p text:style-name="P1">Custom name of trap (eg. Link is down).</text:p>
      <text:p text:style-name="P1"/>
      <text:p text:style-name="P10"><text:span text:style-name="T14">int</text:span><text:span text:style-name="T5"> severity</text:span></text:p>
      <text:p text:style-name="P1">Severity level of trap. Severity could be any integer, but the following values are already <text:soft-page-break/>used for coloring of trap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Value</text:p>
          </table:table-cell>
          <table:table-cell table:style-name="Table1.A1" office:value-type="string">
            <text:p text:style-name="P15">Enumeration</text:p>
          </table:table-cell>
          <table:table-cell table:style-name="Table1.C1" office:value-type="string">
            <text:p text:style-name="P15">Color</text:p>
          </table:table-cell>
        </table:table-row>
        <table:table-row>
          <table:table-cell table:style-name="Table1.A2" office:value-type="float" office:value="0">
            <text:p text:style-name="P14">0</text:p>
          </table:table-cell>
          <table:table-cell table:style-name="Table1.B2" office:value-type="string">
            <text:p text:style-name="P14">Undefined</text:p>
          </table:table-cell>
          <table:table-cell table:style-name="Table1.C2" office:value-type="string">
            <text:p text:style-name="P14">No color</text:p>
          </table:table-cell>
        </table:table-row>
        <table:table-row>
          <table:table-cell table:style-name="Table1.A2" office:value-type="float" office:value="1">
            <text:p text:style-name="P14">1</text:p>
          </table:table-cell>
          <table:table-cell table:style-name="Table1.B2" office:value-type="string">
            <text:p text:style-name="P14">Critical</text:p>
          </table:table-cell>
          <table:table-cell table:style-name="Table1.C2" office:value-type="string">
            <text:p text:style-name="P14">Red</text:p>
          </table:table-cell>
        </table:table-row>
        <table:table-row>
          <table:table-cell table:style-name="Table1.A2" office:value-type="float" office:value="2">
            <text:p text:style-name="P14">2</text:p>
          </table:table-cell>
          <table:table-cell table:style-name="Table1.B2" office:value-type="string">
            <text:p text:style-name="P14">Major</text:p>
          </table:table-cell>
          <table:table-cell table:style-name="Table1.C2" office:value-type="string">
            <text:p text:style-name="P14">Orange</text:p>
          </table:table-cell>
        </table:table-row>
        <table:table-row>
          <table:table-cell table:style-name="Table1.A2" office:value-type="float" office:value="3">
            <text:p text:style-name="P14">3</text:p>
          </table:table-cell>
          <table:table-cell table:style-name="Table1.B2" office:value-type="string">
            <text:p text:style-name="P14">Minor</text:p>
          </table:table-cell>
          <table:table-cell table:style-name="Table1.C2" office:value-type="string">
            <text:p text:style-name="P14">Soft orange</text:p>
          </table:table-cell>
        </table:table-row>
        <table:table-row>
          <table:table-cell table:style-name="Table1.A2" office:value-type="float" office:value="4">
            <text:p text:style-name="P14">4</text:p>
          </table:table-cell>
          <table:table-cell table:style-name="Table1.B2" office:value-type="string">
            <text:p text:style-name="P14">Warning</text:p>
          </table:table-cell>
          <table:table-cell table:style-name="Table1.C2" office:value-type="string">
            <text:p text:style-name="P14">Yellow</text:p>
          </table:table-cell>
        </table:table-row>
        <table:table-row>
          <table:table-cell table:style-name="Table1.A2" office:value-type="float" office:value="5">
            <text:p text:style-name="P14">5</text:p>
          </table:table-cell>
          <table:table-cell table:style-name="Table1.B2" office:value-type="string">
            <text:p text:style-name="P14">Clear</text:p>
          </table:table-cell>
          <table:table-cell table:style-name="Table1.C2" office:value-type="string">
            <text:p text:style-name="P14">Green</text:p>
          </table:table-cell>
        </table:table-row>
        <table:table-row>
          <table:table-cell table:style-name="Table1.A2" office:value-type="float" office:value="6">
            <text:p text:style-name="P14">6</text:p>
          </table:table-cell>
          <table:table-cell table:style-name="Table1.B2" office:value-type="string">
            <text:p text:style-name="P14">Informational</text:p>
          </table:table-cell>
          <table:table-cell table:style-name="Table1.C2" office:value-type="string">
            <text:p text:style-name="P14">Blue</text:p>
          </table:table-cell>
        </table:table-row>
      </table:table>
      <text:p text:style-name="P1">Remark: values comply with ITU-X.733</text:p>
      <text:p text:style-name="P1"/>
      <text:p text:style-name="P12">String sourceInfo</text:p>
      <text:p text:style-name="P1">Information about the source of trap. Data can be composed of several varbinds.</text:p>
      <text:p text:style-name="P1"/>
      <text:p text:style-name="P9"><text:span text:style-name="T11">long</text:span><text:span text:style-name="T2"> timestamp *</text:span></text:p>
      <text:p text:style-name="P1">Time of trap reception in milliseconds.</text:p>
      <text:p text:style-name="P1"/>
      <text:p text:style-name="P12">String date *</text:p>
      <text:p text:style-name="P1">Human readable representation of timestamp in format yyyy/MM/dd H:mm:ss</text:p>
      <text:p text:style-name="P1"/>
      <text:p text:style-name="P12">String group</text:p>
      <text:p text:style-name="P1">Custom trap group (eg. Network, Equipment, Power supply...).</text:p>
      <text:p text:style-name="P1"/>
      <text:p text:style-name="P12">String location</text:p>
      <text:p text:style-name="P1">Custom node location.</text:p>
      <text:p text:style-name="P1"/>
      <text:p text:style-name="P9"><text:span text:style-name="T11">boolean</text:span><text:span text:style-name="T2"> isV1</text:span></text:p>
      <text:p text:style-name="P1">True if trap is version 1.</text:p>
      <text:p text:style-name="P1"/>
      <text:p text:style-name="P9"><text:span text:style-name="T11">boolean</text:span><text:span text:style-name="T2"> isV2C</text:span></text:p>
      <text:p text:style-name="P1">True if trap is version v2c.</text:p>
      <text:p text:style-name="P1"/>
      <text:p text:style-name="P12">String snmpVersion</text:p>
      <text:p text:style-name="P1">Version of trap (either v1 or v2c).</text:p>
      <text:p text:style-name="P1"/>
      <text:p text:style-name="P12">String community *</text:p>
      <text:p text:style-name="P1">Trap community.</text:p>
      <text:p text:style-name="P1"/>
      <text:p text:style-name="P12">int genericTrap *</text:p>
      <text:p text:style-name="P1">Generic trap identifier.</text:p>
      <text:p text:style-name="P1"/>
      <text:p text:style-name="P12">int specificTrap *</text:p>
      <text:p text:style-name="P1">Specific trap identifier.</text:p>
      <text:p text:style-name="P1"/>
      <text:p text:style-name="P12">String enterpriseOid *</text:p>
      <text:p text:style-name="P1">Enterprise OID of trap (v1 only).</text:p>
      <text:p text:style-name="P1"/>
      <text:p text:style-name="P12"><text:soft-page-break/>String snmpTrapOid *</text:p>
      <text:p text:style-name="P1">Snmp trap OID (v2c only).</text:p>
      <text:p text:style-name="P1"/>
      <text:p text:style-name="P9"><text:span text:style-name="T2">int e</text:span><text:span text:style-name="T6">xtDat1</text:span></text:p>
      <text:p text:style-name="P1">Custom extended data. Nine such parameters exist (extDat1 - extDat9).</text:p>
      <text:p text:style-name="P2"/>
      <text:p text:style-name="P12">String customText</text:p>
      <text:p text:style-name="P1">Custom text (comment, additional information...).</text:p>
      <text:p text:style-name="P1"/>
      <text:p text:style-name="P12">boolean ignore</text:p>
      <text:p text:style-name="P1">If set to true the trap will be discarded.</text:p>
      <text:p text:style-name="P1"/>
      <text:p text:style-name="P1"/>
      <text:p text:style-name="P1"/>
      <text:h text:style-name="Heading_20_2" text:outline-level="2">Trap rules</text:h>
      <text:p text:style-name="P1"/>
      <text:p text:style-name="P1">Set basic variables:</text:p>
      <text:p text:style-name="P1"/>
      <text:p text:style-name="P11"><text:span text:style-name="T12">function</text:span><text:span text:style-name="T2"> processTrap(trap) {</text:span></text:p>
      <text:p text:style-name="P18"><text:tab/></text:p>
      <text:p text:style-name="P16"><text:span text:style-name="T2"><text:s text:c="4"/></text:span><text:span text:style-name="T15">// set node name and location</text:span></text:p>
      <text:p text:style-name="P16"><text:span text:style-name="T2"><text:s text:c="4"/></text:span><text:span text:style-name="T12">if</text:span><text:span text:style-name="T2"> (trap.peerIp == </text:span><text:span text:style-name="T9">"192.168.1.110"</text:span><text:span text:style-name="T2">) {</text:span></text:p>
      <text:p text:style-name="P16"><text:span text:style-name="T2"><text:s text:c="4"/><text:tab/>trap.nodeName = </text:span><text:span text:style-name="T9">"CentOS 6"</text:span><text:span text:style-name="T2">;</text:span></text:p>
      <text:p text:style-name="P16"><text:span text:style-name="T2"><text:s text:c="4"/><text:tab/>trap.location = </text:span><text:span text:style-name="T9">"Private network"</text:span><text:span text:style-name="T2">;</text:span></text:p>
      <text:p text:style-name="P16"><text:span text:style-name="T2"><text:s text:c="4"/>} </text:span><text:span text:style-name="T12">else</text:span><text:span text:style-name="T2"> {</text:span></text:p>
      <text:p text:style-name="P16"><text:span text:style-name="T2"><text:s text:c="4"/><text:tab/>trap.nodeName = </text:span><text:span text:style-name="T9">"TestNode 1"</text:span><text:span text:style-name="T2">;</text:span></text:p>
      <text:p text:style-name="P16"><text:span text:style-name="T2"><text:s text:c="4"/><text:tab/>trap.location = </text:span><text:span text:style-name="T9">"New York"</text:span><text:span text:style-name="T2">;</text:span></text:p>
      <text:p text:style-name="P18"><text:s text:c="4"/>}</text:p>
      <text:p text:style-name="P18"><text:s text:c="4"/></text:p>
      <text:p text:style-name="P16"><text:span text:style-name="T2"><text:s text:c="4"/></text:span><text:span text:style-name="T15">// ignore non-public traps</text:span></text:p>
      <text:p text:style-name="P16"><text:span text:style-name="T2"><text:s text:c="4"/></text:span><text:span text:style-name="T12">if</text:span><text:span text:style-name="T2"> (trap.community != </text:span><text:span text:style-name="T9">"public"</text:span><text:span text:style-name="T2">) {</text:span></text:p>
      <text:p text:style-name="P16"><text:span text:style-name="T2"><text:s text:c="4"/><text:tab/>trap.ignore = </text:span><text:span text:style-name="T12">true</text:span><text:span text:style-name="T2">;</text:span></text:p>
      <text:p text:style-name="P16"><text:span text:style-name="T2"><text:s text:c="4"/><text:tab/></text:span><text:span text:style-name="T12">return</text:span><text:span text:style-name="T2"> trap;</text:span></text:p>
      <text:p text:style-name="P18"><text:s text:c="4"/>}</text:p>
      <text:p text:style-name="P18"/>
      <text:p text:style-name="P17"><text:span text:style-name="T7"><text:s text:c="4"/></text:span><text:span text:style-name="T16">// set custom text</text:span></text:p>
      <text:p text:style-name="P18"><text:s text:c="4"/>trap.customText = <text:span text:style-name="T9">"This trap was received at "</text:span> + trap.date;</text:p>
      <text:p text:style-name="P18"/>
      <text:p text:style-name="P18"><text:s text:c="4"/><text:span text:style-name="T16">// return the trap</text:span></text:p>
      <text:p text:style-name="P16"><text:span text:style-name="T7"><text:s text:c="4"/></text:span><text:span text:style-name="T13">return</text:span><text:span text:style-name="T7"> trap;</text:span></text:p>
      <text:p text:style-name="P18"/>
      <text:p text:style-name="P18">}</text:p>
      <text:p text:style-name="P3"/>
      <text:p text:style-name="P1"/>
      <text:p text:style-name="P1"/>
      <text:p text:style-name="P1">Reading variable bindings:</text:p>
      <text:p text:style-name="P1"/>
      <text:p text:style-name="P1"/>
      <text:p text:style-name="P11"><text:span text:style-name="T12">function</text:span><text:span text:style-name="T2"> processTrap(trap) {</text:span></text:p>
      <text:p text:style-name="P18"/>
      <text:p text:style-name="P16"><text:span text:style-name="T2"><text:s text:c="4"/></text:span><text:span text:style-name="T15">// check version of trap</text:span></text:p>
      <text:p text:style-name="P16"><text:span text:style-name="T2"><text:s text:c="4"/></text:span><text:span text:style-name="T12">if</text:span><text:span text:style-name="T2"> (trap.isV2C == </text:span><text:span text:style-name="T12">true</text:span><text:span text:style-name="T2">) {</text:span></text:p>
      <text:p text:style-name="P18"><text:s text:c="4"/></text:p>
      <text:p text:style-name="P16"><text:span text:style-name="T2"><text:s text:c="6"/></text:span><text:span text:style-name="T12">if</text:span><text:span text:style-name="T2"> (trap.snmpTrapOid == </text:span><text:span text:style-name="T9">"1.3.6.1.6.3.1.1.5.3"</text:span><text:span text:style-name="T2">) {</text:span></text:p>
      <text:p text:style-name="P16"><text:span text:style-name="T2"><text:s text:c="8"/></text:span><text:span text:style-name="T15">// LinkDown</text:span></text:p>
      <text:p text:style-name="P18"><text:soft-page-break/><text:s text:c="8"/>trap.severity = 1;</text:p>
      <text:p text:style-name="P16"><text:span text:style-name="T2"><text:s text:c="8"/>trap.trapName = </text:span><text:span text:style-name="T9">"linkDown"</text:span><text:span text:style-name="T2">;</text:span></text:p>
      <text:p text:style-name="P18"><text:s text:c="8"/>trap.customText = trap.trapName;</text:p>
      <text:p text:style-name="P16"><text:span text:style-name="T2"><text:s text:c="8"/>trap.extDat1 = </text:span><text:span text:style-name="T9">"ifAdminStatus="</text:span><text:span text:style-name="T2"> + getValue(trap.varbinds, </text:span><text:span text:style-name="T9">"1.3.6.1.2.1.2.2.1.7"</text:span><text:span text:style-name="T2">);</text:span></text:p>
      <text:p text:style-name="P16"><text:span text:style-name="T2"><text:s text:c="8"/>trap.extDat2 = </text:span><text:span text:style-name="T9">"ifOperStatus="</text:span><text:span text:style-name="T2"> + getValue(trap.varbinds, </text:span><text:span text:style-name="T9">"1.3.6.1.2.1.2.2.1.8"</text:span><text:span text:style-name="T2">);</text:span></text:p>
      <text:p text:style-name="P16"><text:span text:style-name="T2"><text:s text:c="8"/>trap.customText += </text:span><text:span text:style-name="T9">" "</text:span><text:span text:style-name="T2"> + trap.extDat1 + </text:span><text:span text:style-name="T9">" "</text:span><text:span text:style-name="T2"> + trap.extDat2;</text:span></text:p>
      <text:p text:style-name="P16"><text:span text:style-name="T2"><text:s text:c="6"/>} </text:span><text:span text:style-name="T12">else</text:span><text:span text:style-name="T2"> </text:span><text:span text:style-name="T12">if</text:span><text:span text:style-name="T2"> (trap.snmpTrapOid == </text:span><text:span text:style-name="T9">"1.3.6.1.6.3.1.1.5.4"</text:span><text:span text:style-name="T2">) {</text:span></text:p>
      <text:p text:style-name="P16"><text:span text:style-name="T2"><text:s text:c="8"/></text:span><text:span text:style-name="T15">// LinkUp</text:span></text:p>
      <text:p text:style-name="P18"><text:s text:c="8"/>trap.severity = 5;</text:p>
      <text:p text:style-name="P16"><text:span text:style-name="T2"><text:s text:c="8"/>trap.trapName = </text:span><text:span text:style-name="T9">"linkUp"</text:span><text:span text:style-name="T2">;</text:span></text:p>
      <text:p text:style-name="P18"><text:s text:c="8"/>trap.customText = trap.trapName;</text:p>
      <text:p text:style-name="P16"><text:span text:style-name="T2"><text:s text:c="6"/>} </text:span><text:span text:style-name="T12">else</text:span><text:span text:style-name="T2"> {</text:span></text:p>
      <text:p text:style-name="P18"><text:s text:c="8"/>trap.severity = 6;</text:p>
      <text:p text:style-name="P18"><text:s text:c="8"/>trap.trapName = <text:span text:style-name="T9">"unknownTrap"</text:span>;</text:p>
      <text:p text:style-name="P18"><text:s text:c="6"/>}</text:p>
      <text:p text:style-name="P18"><text:s text:c="4"/></text:p>
      <text:p text:style-name="P18"><text:s text:c="4"/>}</text:p>
      <text:p text:style-name="P18"><text:s text:c="4"/></text:p>
      <text:p text:style-name="P16"><text:span text:style-name="T2"><text:s text:c="4"/></text:span><text:span text:style-name="T12">return</text:span><text:span text:style-name="T2"> trap;</text:span></text:p>
      <text:p text:style-name="P18">}</text:p>
      <text:p text:style-name="P3"/>
      <text:p text:style-name="P13">// searc<text:span text:style-name="T17">h varbinds for oid an</text:span>d return value</text:p>
      <text:p text:style-name="P16"><text:span text:style-name="T12">function</text:span><text:span text:style-name="T2"> getValue(varbinds, oid) {</text:span></text:p>
      <text:p text:style-name="P16"><text:span text:style-name="T2"><text:s text:c="4"/></text:span><text:span text:style-name="T12">for</text:span><text:span text:style-name="T2"> (</text:span><text:span text:style-name="T12">var</text:span><text:span text:style-name="T2"> i = 0; i &lt; varbinds.length; i++) {</text:span></text:p>
      <text:p text:style-name="P16"><text:span text:style-name="T2"><text:s text:c="6"/></text:span><text:span text:style-name="T12">if</text:span><text:span text:style-name="T2"> (varbinds[i].oid == oid) {</text:span></text:p>
      <text:p text:style-name="P16"><text:span text:style-name="T2"><text:s text:c="8"/></text:span><text:span text:style-name="T12">return</text:span><text:span text:style-name="T2"> varbinds[i].value;</text:span></text:p>
      <text:p text:style-name="P18"><text:s text:c="6"/>}</text:p>
      <text:p text:style-name="P18"><text:s text:c="4"/>}</text:p>
      <text:p text:style-name="P16"><text:span text:style-name="T8"><text:s text:c="4"/></text:span><text:span text:style-name="T12">for</text:span><text:span text:style-name="T2"> (</text:span><text:span text:style-name="T12">var</text:span><text:span text:style-name="T2"> i = 0; i &lt; varbinds.length; i++) {</text:span></text:p>
      <text:p text:style-name="P16"><text:span text:style-name="T2"><text:s text:c="6"/></text:span><text:span text:style-name="T12">if</text:span><text:span text:style-name="T2"> (varbinds[i].oid.startsWith(oid)) {</text:span></text:p>
      <text:p text:style-name="P16"><text:span text:style-name="T2"><text:s text:c="8"/></text:span><text:span text:style-name="T12">return</text:span><text:span text:style-name="T2"> varbinds[i].value;</text:span></text:p>
      <text:p text:style-name="P18"><text:s text:c="6"/>}</text:p>
      <text:p text:style-name="P18"><text:s text:c="4"/>}</text:p>
      <text:p text:style-name="P16"><text:span text:style-name="T8"><text:s text:c="4"/></text:span><text:span text:style-name="T12">return</text:span><text:span text:style-name="T2"> </text:span><text:span text:style-name="T9">""</text:span><text:span text:style-name="T2">;</text:span></text:p>
      <text:p text:style-name="P18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7" text:outline-level="1">Troubleshooting</text:h>
      <text:p text:style-name="P1"/>
      <text:p text:style-name="P1"/>
      <text:p text:style-name="P1">starting Dtools on Windows</text:p>
      <text:p text:style-name="P1"/>
      <text:p text:style-name="P1">When trying to start Dtools by double clicking on start.bat file I get an error message:</text:p>
      <text:p text:style-name="P1">JAVA_HOME or JRE_HOME is not set</text:p>
      <text:p text:style-name="P1"/>
      <text:p text:style-name="P1">This error message means that path to JRE (or JDK) is not set.</text:p>
      <text:p text:style-name="P1">Solution 1: Add path to JAVA_HOME in Environment variables</text:p>
      <text:p text:style-name="P1">Solution 2: open start.bar with text editor and uncomment lines where JAVA_HOME and JRE_HOME are set (remove 'rem' at the beginning of the lines). Make sure that JAVA_HOME and JRE_HOME point to correct directories where jre or jdk is installed. Usually C:\\Program Files\Java\jre..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10-16T01:08:00</dc:date>
    <dc:creator>Matjaž Cerkvenik</dc:creator>
    <meta:editing-duration>PT7H13M31S</meta:editing-duration>
    <meta:editing-cycles>29</meta:editing-cycles>
    <meta:generator>OpenOffice/4.1.1$Unix OpenOffice.org_project/411m6$Build-9775</meta:generator>
    <meta:document-statistic meta:table-count="7" meta:image-count="2" meta:object-count="0" meta:page-count="12" meta:paragraph-count="262" meta:word-count="1150" meta:character-count="7607"/>
  </office:meta>
</office:document-meta>
</file>